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55000005FA2E5750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009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09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00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13.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0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ffff00" fo:padding="0.097cm" fo:border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9.188cm"/>
    </style:style>
    <style:style style:name="Table4.B" style:family="table-column">
      <style:table-column-properties style:column-width="4.419cm"/>
    </style:style>
    <style:style style:name="Table4.C" style:family="table-column">
      <style:table-column-properties style:column-width="3.40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9.188cm"/>
    </style:style>
    <style:style style:name="Table5.B" style:family="table-column">
      <style:table-column-properties style:column-width="4.419cm"/>
    </style:style>
    <style:style style:name="Table5.C" style:family="table-column">
      <style:table-column-properties style:column-width="3.406cm"/>
    </style:style>
    <style:style style:name="Table5.A1" style:family="table-cell">
      <style:table-cell-properties fo:padding="0.097cm" fo:border-left="none" fo:border-right="none" fo:border-top="1pt solid #000000" fo:border-bottom="1pt solid #000000"/>
    </style:style>
    <style:style style:name="Table5.B1" style:family="table-cell">
      <style:table-cell-properties fo:padding="0.097cm" fo:border-left="1pt solid #000000" fo:border-right="none" fo:border-top="1pt solid #000000" fo:border-bottom="1pt solid #000000"/>
    </style:style>
    <style:style style:name="Table5.C1" style:family="table-cell">
      <style:table-cell-properties fo:padding="0.097cm" fo:border="1pt solid #000000"/>
    </style:style>
    <style:style style:name="P1" style:family="paragraph" style:parent-style-name="Standard">
      <style:text-properties officeooo:paragraph-rsid="002c1899"/>
    </style:style>
    <style:style style:name="P2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3.722cm"/>
        </style:tab-stops>
      </style:paragraph-properties>
      <style:text-properties fo:color="#4f81bd" loext:opacity="100%" style:font-name="Times New Roman" fo:font-size="14pt" fo:font-weight="bold" officeooo:paragraph-rsid="002c1899" style:font-size-asian="14pt" style:font-weight-asian="bold" style:font-size-complex="14pt"/>
    </style:style>
    <style:style style:name="P3" style:family="paragraph" style:parent-style-name="Table_20_Contents">
      <style:text-properties fo:language="pt" fo:country="BR" officeooo:paragraph-rsid="002c1899"/>
    </style:style>
    <style:style style:name="P4" style:family="paragraph" style:parent-style-name="Standard">
      <style:text-properties fo:language="pt" fo:country="BR" officeooo:paragraph-rsid="001b6cf7"/>
    </style:style>
    <style:style style:name="P5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1b6cf7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1aff17" officeooo:paragraph-rsid="001b6cf7" style:font-weight-asian="bold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522c63" officeooo:paragraph-rsid="001b6cf7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language="pt" fo:country="BR" officeooo:rsid="001aff17" officeooo:paragraph-rsid="001b6cf7"/>
    </style:style>
    <style:style style:name="P9" style:family="paragraph" style:parent-style-name="Standard">
      <style:paragraph-properties fo:line-height="115%" fo:text-align="justify" style:justify-single-word="false"/>
      <style:text-properties fo:language="pt" fo:country="BR" officeooo:paragraph-rsid="001b6cf7"/>
    </style:style>
    <style:style style:name="P10" style:family="paragraph" style:parent-style-name="Standard">
      <style:paragraph-properties fo:line-height="115%" fo:text-align="end" style:justify-single-word="false"/>
      <style:text-properties fo:language="pt" fo:country="BR" officeooo:paragraph-rsid="0023bea0"/>
    </style:style>
    <style:style style:name="P11" style:family="paragraph" style:parent-style-name="Standard">
      <style:paragraph-properties fo:text-align="justify" style:justify-single-word="false"/>
      <style:text-properties fo:language="pt" fo:country="BR" officeooo:paragraph-rsid="001b6cf7"/>
    </style:style>
    <style:style style:name="P12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2b6906"/>
    </style:style>
    <style:style style:name="P13" style:family="paragraph" style:parent-style-name="Standard">
      <style:paragraph-properties fo:margin-left="3.752cm" fo:margin-right="0cm" fo:line-height="115%" fo:text-align="center" style:justify-single-word="false" fo:text-indent="0cm" style:auto-text-indent="false"/>
      <style:text-properties fo:language="pt" fo:country="BR" fo:font-weight="normal" officeooo:rsid="001f7d39" officeooo:paragraph-rsid="002b6906" style:font-weight-asian="normal" style:font-weight-complex="normal"/>
    </style:style>
    <style:style style:name="P14" style:family="paragraph" style:parent-style-name="Heading_20_1">
      <style:paragraph-properties fo:text-align="end" style:justify-single-word="false"/>
      <style:text-properties fo:font-size="2pt" fo:language="pt" fo:country="BR" officeooo:paragraph-rsid="002c1899" style:font-size-asian="1.75pt" style:font-size-complex="2pt"/>
    </style:style>
    <style:style style:name="P15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2c1899" officeooo:paragraph-rsid="002c189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fo:font-size="12pt" fo:language="pt" fo:country="BR" officeooo:paragraph-rsid="001b6cf7" style:font-size-complex="12pt"/>
    </style:style>
    <style:style style:name="P17" style:family="paragraph" style:parent-style-name="Standard">
      <style:paragraph-properties fo:line-height="115%" fo:text-align="justify" style:justify-single-word="false"/>
      <style:text-properties fo:font-size="12pt" fo:language="pt" fo:country="BR" officeooo:paragraph-rsid="001b6cf7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278fa6" style:font-size-asian="12pt" style:font-size-complex="12pt"/>
    </style:style>
    <style:style style:name="P19" style:family="paragraph" style:parent-style-name="Standard">
      <style:paragraph-properties fo:line-height="100%" fo:text-align="justify" style:justify-single-word="false"/>
      <style:text-properties fo:font-size="12pt" fo:language="pt" fo:country="BR" officeooo:rsid="001aff17" officeooo:paragraph-rsid="00278fa6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3e0367" officeooo:paragraph-rsid="001b6cf7" style:font-size-asian="12pt" style:font-weight-asian="normal" style:font-size-complex="12pt" style:font-weight-complex="normal"/>
    </style:style>
    <style:style style:name="P21" style:family="paragraph" style:parent-style-name="Footer">
      <style:paragraph-properties fo:line-height="115%" fo:text-align="center" style:justify-single-word="false"/>
      <style:text-properties fo:font-size="12pt" officeooo:paragraph-rsid="002b6906" style:font-size-asian="12pt" style:font-size-complex="12pt"/>
    </style:style>
    <style:style style:name="T1" style:family="text">
      <style:text-properties fo:color="#ff0000" loext:opacity="100%" style:font-name="Times New Roman1" fo:font-size="14pt" fo:font-weight="bold" style:font-size-asian="14pt" style:font-weight-asian="bold" style:font-size-complex="15pt"/>
    </style:style>
    <style:style style:name="T2" style:family="text">
      <style:text-properties fo:language="pt" fo:country="BR" officeooo:rsid="002b6906" style:font-name-asian="Calibri1" style:font-name-complex="Times New Roman2"/>
    </style:style>
    <style:style style:name="T3" style:family="text">
      <style:text-properties fo:language="pt" fo:country="BR" officeooo:rsid="001ef013"/>
    </style:style>
    <style:style style:name="T4" style:family="text">
      <style:text-properties fo:language="pt" fo:country="BR" officeooo:rsid="001f7d39"/>
    </style:style>
    <style:style style:name="T5" style:family="text">
      <style:text-properties fo:language="pt" fo:country="BR" officeooo:rsid="002ff9a2"/>
    </style:style>
    <style:style style:name="T6" style:family="text">
      <style:text-properties officeooo:rsid="00314f83"/>
    </style:style>
    <style:style style:name="T7" style:family="text">
      <style:text-properties officeooo:rsid="0071dc56"/>
    </style:style>
    <style:style style:name="T8" style:family="text">
      <style:text-properties fo:font-weight="bold" officeooo:rsid="0018252d" style:font-weight-asian="bold" style:font-weight-complex="bold"/>
    </style:style>
    <style:style style:name="T9" style:family="text">
      <style:text-properties fo:font-weight="bold" officeooo:rsid="0073c9b9" style:font-weight-asian="bold" style:font-weight-complex="bold"/>
    </style:style>
    <style:style style:name="T10" style:family="text">
      <style:text-properties fo:font-weight="bold" officeooo:rsid="00522c63" style:font-weight-asian="bold" style:font-weight-complex="bold"/>
    </style:style>
    <style:style style:name="T11" style:family="text">
      <style:text-properties fo:font-weight="bold" officeooo:rsid="004f697b" style:font-weight-asian="bold" style:font-weight-complex="bold"/>
    </style:style>
    <style:style style:name="T12" style:family="text">
      <style:text-properties fo:font-weight="bold" officeooo:rsid="00574213" style:font-weight-asian="bold" style:font-weight-complex="bold"/>
    </style:style>
    <style:style style:name="T13" style:family="text">
      <style:text-properties fo:font-weight="bold" officeooo:rsid="003e0367" style:font-weight-asian="bold" style:font-weight-complex="bold"/>
    </style:style>
    <style:style style:name="T14" style:family="text">
      <style:text-properties fo:font-weight="bold" officeooo:rsid="001aff17" style:font-weight-asian="bold" style:font-weight-complex="bold"/>
    </style:style>
    <style:style style:name="T15" style:family="text">
      <style:text-properties fo:font-weight="bold" officeooo:rsid="009601ae" style:font-weight-asian="bold" style:font-weight-complex="bold"/>
    </style:style>
    <style:style style:name="T16" style:family="text">
      <style:text-properties fo:font-weight="bold" officeooo:rsid="00278fa6" style:font-weight-asian="bold" style:font-weight-complex="bold"/>
    </style:style>
    <style:style style:name="T17" style:family="text">
      <style:text-properties officeooo:rsid="004c2fc4"/>
    </style:style>
    <style:style style:name="T18" style:family="text">
      <style:text-properties officeooo:rsid="0018252d"/>
    </style:style>
    <style:style style:name="T19" style:family="text">
      <style:text-properties officeooo:rsid="001aff17"/>
    </style:style>
    <style:style style:name="T20" style:family="text">
      <style:text-properties officeooo:rsid="0010a5b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DdeLink__6415_4045591709"/><text:bookmark-start text:name="__DdeLink__1790_3846985925"/><text:placeholder text:placeholder-type="text">&lt;for each="matriculate in (matriculation or '')"&gt;</text:placeholder><text:bookmark-end text:name="__DdeLink__6415_4045591709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DADOS D<text:span text:style-name="T7">A MATRÍCUL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T8">Nível </text:span><text:span text:style-name="T9">acadêmico</text:span><text:span text:style-name="T8">:</text:span></text:p>
          </table:table-cell>
          <table:table-cell table:style-name="Table2.B1" office:value-type="string">
            <text:p text:style-name="P8"><text:bookmark-start text:name="__DdeLink__14542_16328213502"/><text:bookmark-start text:name="__DdeLink__1349_38469859255"/><text:placeholder text:placeholder-type="text" text:description="Nível Académico">&lt;matriculate.classes.studyplan.academic_level.name&gt;</text:placeholder><text:bookmark-end text:name="__DdeLink__14542_16328213502"/><text:bookmark-end text:name="__DdeLink__1349_38469859255"/></text:p>
          </table:table-cell>
        </table:table-row>
        <table:table-row>
          <table:table-cell table:style-name="Table2.A2" office:value-type="string">
            <text:p text:style-name="P6">Área:</text:p>
          </table:table-cell>
          <table:table-cell table:style-name="Table2.B2" office:value-type="string">
            <text:p text:style-name="P8"><text:placeholder text:placeholder-type="text" text:description="Área">&lt;matriculate.classes.studyplan.area.name&gt;</text:placeholder></text:p>
          </table:table-cell>
        </table:table-row>
        <table:table-row>
          <table:table-cell table:style-name="Table2.A2" office:value-type="string">
            <text:p text:style-name="P6">Curso:</text:p>
          </table:table-cell>
          <table:table-cell table:style-name="Table2.B2" office:value-type="string">
            <text:p text:style-name="P8"><text:placeholder text:placeholder-type="text" text:description="Curso">&lt;matriculate.classes.studyplan.course.name&gt;</text:placeholder></text:p>
          </table:table-cell>
        </table:table-row>
        <table:table-row>
          <table:table-cell table:style-name="Table2.A2" office:value-type="string">
            <text:p text:style-name="P9"><text:span text:style-name="T10">Ano </text:span><text:span text:style-name="T9">l</text:span><text:span text:style-name="T10">ectivo</text:span><text:span text:style-name="T8">:</text:span></text:p>
          </table:table-cell>
          <table:table-cell table:style-name="Table2.B2" office:value-type="string">
            <text:p text:style-name="P9"><text:placeholder text:placeholder-type="text" text:description="Nome">&lt;matriculate.classes.lective_year.name&gt;</text:placeholder></text:p>
          </table:table-cell>
        </table:table-row>
        <table:table-row>
          <table:table-cell table:style-name="Table2.A2" office:value-type="string">
            <text:p text:style-name="P9"><text:bookmark-start text:name="__DdeLink__4734_40455917092"/><text:span text:style-name="T11">Turma</text:span><text:span text:style-name="T8">:</text:span><text:bookmark-end text:name="__DdeLink__4734_40455917092"/><text:bookmark text:name="__DdeLink__1349_384698592533"/><text:tab/></text:p>
          </table:table-cell>
          <table:table-cell table:style-name="Table2.B2" office:value-type="string">
            <text:p text:style-name="P9"><text:bookmark-start text:name="__DdeLink__4734_40455917093"/><text:bookmark-start text:name="__DdeLink__1349_384698592534"/><text:placeholder text:placeholder-type="text" text:description="Nome">&lt;matriculate.classes.name&gt;</text:placeholder><text:bookmark-end text:name="__DdeLink__4734_40455917093"/><text:bookmark-end text:name="__DdeLink__1349_384698592534"/><text:tab/></text:p>
          </table:table-cell>
        </table:table-row>
        <table:table-row>
          <table:table-cell table:style-name="Table2.A2" office:value-type="string">
            <text:p text:style-name="P9"><text:span text:style-name="T10">Classe</text:span><text:span text:style-name="T8">:</text:span></text:p>
          </table:table-cell>
          <table:table-cell table:style-name="Table2.B2" office:value-type="string">
            <text:p text:style-name="P9"><text:placeholder text:placeholder-type="text" text:description="Nome">&lt;matriculate.classes.classe.name&gt;</text:placeholder></text:p>
          </table:table-cell>
        </table:table-row>
        <table:table-row>
          <table:table-cell table:style-name="Table2.A2" office:value-type="string">
            <text:p text:style-name="P7">Período:</text:p>
          </table:table-cell>
          <table:table-cell table:style-name="Table2.B2" office:value-type="string">
            <text:p text:style-name="P9"><text:placeholder text:placeholder-type="text" text:description="Nome">&lt;matriculate.classes.time_course.name&gt;</text:placeholder></text:p>
          </table:table-cell>
        </table:table-row>
        <table:table-row>
          <table:table-cell table:style-name="Table2.A2" office:value-type="string">
            <text:p text:style-name="P9"><text:span text:style-name="T11">Estado</text:span><text:span text:style-name="T8">:</text:span></text:p>
          </table:table-cell>
          <table:table-cell table:style-name="Table2.B2" office:value-type="string">
            <text:p text:style-name="P9"><text:placeholder text:placeholder-type="text" text:description="Nome">&lt;matriculate.state.name&gt;</text:placeholder></text:p>
          </table:table-cell>
        </table:table-row>
      </table:table>
      <text:p text:style-name="P18"><text:bookmark-end text:name="__DdeLink__1790_3846985925"/><text:bookmark text:name="__DdeLink__3904_3846985925"/><text:bookmark text:name="__DdeLink__310_4045591709"/><text:placeholder text:placeholder-type="text">&lt;if test="matriculate.classe_teacher_discipline"&gt;</text:placeholder></text:p>
      <text:p text:style-name="P1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D<text:span text:style-name="T17">ISCIPLINAS A </text:span><text:span text:style-name="T20">LECIONAR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6"><text:span text:style-name="T12">Disciplina</text:span><text:span text:style-name="T8">:</text:span></text:p>
          </table:table-cell>
          <table:table-cell table:style-name="Table4.A1" office:value-type="string">
            <text:p text:style-name="P16"><text:span text:style-name="T12">Modalidade</text:span><text:span text:style-name="T8">:</text:span></text:p>
          </table:table-cell>
          <table:table-cell table:style-name="Table4.C1" office:value-type="string">
            <text:p text:style-name="P16"><text:span text:style-name="T12">Estado</text:span><text:span text:style-name="T8">:</text:span><text:span text:style-name="T18"> </text:span></text:p>
          </table:table-cell>
        </table:table-row>
      </table:table>
      <text:p text:style-name="P11"><text:placeholder text:placeholder-type="text">&lt;for each="discipline in (matriculate.classe_teacher_discipline or '')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7"><text:placeholder text:placeholder-type="text" text:description="Nome">&lt;discipline.studyplan_discipline.discipline.name&gt;</text:placeholder></text:p>
          </table:table-cell>
          <table:table-cell table:style-name="Table5.B1" office:value-type="string">
            <text:p text:style-name="P17"><text:placeholder text:placeholder-type="text" text:description="Nome">&lt;discipline.modality.name&gt;</text:placeholder></text:p>
          </table:table-cell>
          <table:table-cell table:style-name="Table5.C1" office:value-type="string">
            <text:p text:style-name="P17"><text:placeholder text:placeholder-type="text" text:description="Nome">&lt;discipline.state.name&gt;</text:placeholder></text:p>
          </table:table-cell>
        </table:table-row>
      </table:table>
      <text:p text:style-name="P11"><text:placeholder text:placeholder-type="text">&lt;/for&gt;</text:placeholder></text:p>
      <text:p text:style-name="P19"><text:placeholder text:placeholder-type="text">&lt;/if&gt;</text:placeholder></text:p>
      <text:p text:style-name="P20"/>
      <text:p text:style-name="P21"><text:span text:style-name="T3">O</text:span><text:span text:style-name="T4">(a)</text:span><text:span text:style-name="T3"> </text:span><text:span text:style-name="T5">Subdiretor</text:span><text:span text:style-name="T4">(a)</text:span><text:span text:style-name="T3"> Pedagógico</text:span><text:span text:style-name="T4">(a)</text:span></text:p>
      <text:p text:style-name="P12"><text:tab/></text:p>
      <text:p text:style-name="P13"/>
      <text:p text:style-name="P10"><text:span text:style-name="T15">Documento </text:span><text:bookmark-start text:name="__DdeLink__1831_38469859251"/><text:span text:style-name="T15">g</text:span><text:bookmark-end text:name="__DdeLink__1831_38469859251"/><text:span text:style-name="T13">erado </text:span><text:span text:style-name="T16">a</text:span><text:span text:style-name="T14">:</text:span><text:span text:style-name="T19"> </text:span><text:span text:style-name="T19"><text:placeholder text:placeholder-type="text" text:description="Descrição">&lt;create_date&gt;</text:placeholder></text:span><text:span text:style-name="T19"><text:s/></text:span><text:span text:style-name="T19"><text:placeholder text:placeholder-type="text">&lt;datetime.datetime.now().strftime('%H:%M:%S')&gt;</text:placeholder></text:span></text:p>
      <text:p text:style-name="P4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Table_20_Contents">
      <style:text-properties fo:language="pt" fo:country="BR" officeooo:paragraph-rsid="002c1899"/>
    </style:style>
    <style:style style:name="MP2" style:family="paragraph" style:parent-style-name="Heading_20_1">
      <style:paragraph-properties fo:text-align="end" style:justify-single-word="false"/>
      <style:text-properties fo:font-size="2pt" fo:language="pt" fo:country="BR" officeooo:paragraph-rsid="002c1899" style:font-size-asian="1.75pt" style:font-size-complex="2pt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2c1899" officeooo:paragraph-rsid="002c189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MP4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3.722cm"/>
        </style:tab-stops>
      </style:paragraph-properties>
      <style:text-properties fo:color="#4f81bd" loext:opacity="100%" style:font-name="Times New Roman" fo:font-size="14pt" fo:font-weight="bold" officeooo:paragraph-rsid="002c1899" style:font-size-asian="14pt" style:font-weight-asian="bold" style:font-size-complex="14pt"/>
    </style:style>
    <style:style style:name="MT1" style:family="text">
      <style:text-properties officeooo:rsid="00314f83"/>
    </style:style>
    <style:style style:name="MT2" style:family="text">
      <style:text-properties fo:language="pt" fo:country="BR" officeooo:rsid="002b6906" style:font-name-asian="Calibri1" style:font-name-complex="Times New Roman2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<draw:frame draw:style-name="Mfr1" draw:name="Image2" text:anchor-type="char" svg:x="0.908cm" svg:y="0.023cm" svg:width="6.488cm" svg:height="2.907cm" draw:z-index="0"><draw:image xlink:href="Pictures/1000000000000D55000005FA2E5750E5.jpg" xlink:type="simple" xlink:show="embed" xlink:actuate="onLoad" draw:mime-type="image/jpeg"/></draw:frame></text:p>
              <text:p text:style-name="MP1"/>
            </table:table-cell>
            <table:table-cell table:style-name="Table10.B1" office:value-type="string">
              <text:p text:style-name="MP2"/>
              <text:p text:style-name="MP3"><text:span text:style-name="MT1">R</text:span>ECIBO DE MATRÍCULA</text:p>
            </table:table-cell>
          </table:table-row>
        </table:table>
        <text:p text:style-name="MP4"><text:span text:style-name="MT2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04:02:30.830506928</meta:creation-date>
    <dc:date>2025-12-29T18:24:35.079524083</dc:date>
    <meta:editing-duration>PT37M43S</meta:editing-duration>
    <meta:editing-cycles>27</meta:editing-cycles>
    <meta:generator>LibreOffice/24.2.7.2$Linux_X86_64 LibreOffice_project/420$Build-2</meta:generator>
    <meta:document-statistic meta:table-count="6" meta:image-count="1" meta:object-count="0" meta:page-count="1" meta:paragraph-count="34" meta:word-count="58" meta:character-count="851" meta:non-whitespace-character-count="822"/>
  </office:meta>
</office:document-meta>
</file>